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62cm" style:rel-column-width="11804*"/>
    </style:style>
    <style:style style:name="Table1.B" style:family="table-column">
      <style:table-column-properties style:column-width="5.14cm" style:rel-column-width="19814*"/>
    </style:style>
    <style:style style:name="Table1.C" style:family="table-column">
      <style:table-column-properties style:column-width="4.094cm" style:rel-column-width="15781*"/>
    </style:style>
    <style:style style:name="Table1.D" style:family="table-column">
      <style:table-column-properties style:column-width="4.704cm" style:rel-column-width="18136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officeooo:rsid="0005fc38" officeooo:paragraph-rsid="0005fc38" style:font-weight-asian="bold" style:font-weight-complex="bold"/>
    </style:style>
    <style:style style:name="P2" style:family="paragraph" style:parent-style-name="Standard">
      <style:text-properties fo:font-weight="normal" officeooo:rsid="0005fc38" officeooo:paragraph-rsid="0005fc38" style:font-weight-asian="normal" style:font-weight-complex="normal"/>
    </style:style>
    <style:style style:name="P3" style:family="paragraph" style:parent-style-name="Standard">
      <style:text-properties officeooo:paragraph-rsid="00198a62"/>
    </style:style>
    <style:style style:name="P4" style:family="paragraph" style:parent-style-name="Table_20_Contents">
      <style:text-properties officeooo:rsid="00097851" officeooo:paragraph-rsid="00097851"/>
    </style:style>
    <style:style style:name="P5" style:family="paragraph" style:parent-style-name="Table_20_Contents">
      <style:text-properties officeooo:rsid="00097851" officeooo:paragraph-rsid="0012455f"/>
    </style:style>
    <style:style style:name="P6" style:family="paragraph" style:parent-style-name="Table_20_Contents">
      <style:text-properties officeooo:paragraph-rsid="00097851"/>
    </style:style>
    <style:style style:name="P7" style:family="paragraph" style:parent-style-name="Table_20_Contents">
      <style:text-properties fo:font-weight="bold" officeooo:rsid="00097851" officeooo:paragraph-rsid="00097851" style:font-weight-asian="bold" style:font-weight-complex="bold"/>
    </style:style>
    <style:style style:name="P8" style:family="paragraph" style:parent-style-name="Table_20_Contents">
      <style:text-properties fo:font-weight="bold" officeooo:rsid="0025c535" officeooo:paragraph-rsid="0025c535" style:font-weight-asian="bold" style:font-weight-complex="bold"/>
    </style:style>
    <style:style style:name="P9" style:family="paragraph" style:parent-style-name="Table_20_Contents">
      <style:text-properties officeooo:paragraph-rsid="000a86c4"/>
    </style:style>
    <style:style style:name="P10" style:family="paragraph" style:parent-style-name="Table_20_Contents">
      <style:text-properties officeooo:paragraph-rsid="000bca0a"/>
    </style:style>
    <style:style style:name="P11" style:family="paragraph" style:parent-style-name="Table_20_Contents">
      <style:text-properties officeooo:paragraph-rsid="000f6374"/>
    </style:style>
    <style:style style:name="P12" style:family="paragraph" style:parent-style-name="Table_20_Contents">
      <style:text-properties officeooo:rsid="0025c535" officeooo:paragraph-rsid="0025c535"/>
    </style:style>
    <style:style style:name="P13" style:family="paragraph" style:parent-style-name="Table_20_Contents">
      <style:text-properties officeooo:paragraph-rsid="0025c535"/>
    </style:style>
    <style:style style:name="P14" style:family="paragraph" style:parent-style-name="Standard">
      <style:text-properties fo:font-style="normal" fo:font-weight="normal" officeooo:rsid="0015ea30" officeooo:paragraph-rsid="00198a6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normal" officeooo:rsid="0005fc38" officeooo:paragraph-rsid="0005fc38" style:font-weight-asian="normal" style:font-weight-complex="normal"/>
    </style:style>
    <style:style style:name="P16" style:family="paragraph" style:parent-style-name="Standard">
      <style:text-properties officeooo:paragraph-rsid="002daaaa"/>
    </style:style>
    <style:style style:name="P17" style:family="paragraph" style:parent-style-name="Standard">
      <style:text-properties fo:font-weight="bold" officeooo:rsid="002fae20" officeooo:paragraph-rsid="002fae20" style:font-weight-asian="bold" style:font-weight-complex="bold"/>
    </style:style>
    <style:style style:name="P18" style:family="paragraph" style:parent-style-name="Standard">
      <style:text-properties fo:font-weight="bold" officeooo:rsid="0005fc38" officeooo:paragraph-rsid="0005fc38" style:font-weight-asian="bold" style:font-weight-complex="bold"/>
    </style:style>
    <style:style style:name="T1" style:family="text">
      <style:text-properties fo:font-weight="normal" officeooo:rsid="0005fc38" style:font-weight-asian="normal" style:font-weight-complex="normal"/>
    </style:style>
    <style:style style:name="T2" style:family="text">
      <style:text-properties fo:font-weight="normal" officeooo:rsid="00097851" style:font-weight-asian="normal" style:font-weight-complex="normal"/>
    </style:style>
    <style:style style:name="T3" style:family="text">
      <style:text-properties fo:font-weight="normal" officeooo:rsid="000c849e" style:font-weight-asian="normal" style:font-weight-complex="normal"/>
    </style:style>
    <style:style style:name="T4" style:family="text">
      <style:text-properties fo:font-weight="normal" officeooo:rsid="000d3abd" style:font-weight-asian="normal" style:font-weight-complex="normal"/>
    </style:style>
    <style:style style:name="T5" style:family="text">
      <style:text-properties fo:font-weight="normal" officeooo:rsid="002daaaa" style:font-weight-asian="normal" style:font-weight-complex="normal"/>
    </style:style>
    <style:style style:name="T6" style:family="text">
      <style:text-properties fo:font-weight="normal" officeooo:rsid="002dbf81" style:font-weight-asian="normal" style:font-weight-complex="normal"/>
    </style:style>
    <style:style style:name="T7" style:family="text">
      <style:text-properties fo:font-weight="normal" officeooo:rsid="00312507" style:font-weight-asian="normal" style:font-weight-complex="normal"/>
    </style:style>
    <style:style style:name="T8" style:family="text">
      <style:text-properties officeooo:rsid="00079858"/>
    </style:style>
    <style:style style:name="T9" style:family="text">
      <style:text-properties officeooo:rsid="00097851"/>
    </style:style>
    <style:style style:name="T10" style:family="text">
      <style:text-properties officeooo:rsid="000a86c4"/>
    </style:style>
    <style:style style:name="T11" style:family="text">
      <style:text-properties style:text-underline-style="solid" style:text-underline-width="auto" style:text-underline-color="font-color" officeooo:rsid="000bca0a"/>
    </style:style>
    <style:style style:name="T12" style:family="text">
      <style:text-properties style:text-underline-style="solid" style:text-underline-width="auto" style:text-underline-color="font-color" officeooo:rsid="000f6374"/>
    </style:style>
    <style:style style:name="T13" style:family="text">
      <style:text-properties officeooo:rsid="000bca0a"/>
    </style:style>
    <style:style style:name="T14" style:family="text">
      <style:text-properties fo:font-style="italic" fo:font-weight="normal" officeooo:rsid="000d3ab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0f6374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officeooo:rsid="000d3ab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637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520f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5ea3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7afb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98a62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b800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cbf0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cf1b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ed894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0d61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3b7d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480e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4bc0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51f2e" style:font-style-asian="normal" style:font-weight-asian="normal" style:font-style-complex="normal" style:font-weight-complex="normal"/>
    </style:style>
    <style:style style:name="T31" style:family="text">
      <style:text-properties officeooo:rsid="000d3bd1"/>
    </style:style>
    <style:style style:name="T32" style:family="text">
      <style:text-properties style:text-underline-style="none" officeooo:rsid="000bca0a"/>
    </style:style>
    <style:style style:name="T33" style:family="text">
      <style:text-properties officeooo:rsid="000f6374"/>
    </style:style>
    <style:style style:name="T34" style:family="text">
      <style:text-properties officeooo:rsid="0010ac45"/>
    </style:style>
    <style:style style:name="T35" style:family="text">
      <style:text-properties officeooo:rsid="0012d4db"/>
    </style:style>
    <style:style style:name="T36" style:family="text">
      <style:text-properties officeooo:rsid="001415ef"/>
    </style:style>
    <style:style style:name="T37" style:family="text">
      <style:text-properties officeooo:rsid="00221870"/>
    </style:style>
    <style:style style:name="T38" style:family="text">
      <style:text-properties officeooo:rsid="00231b00"/>
    </style:style>
    <style:style style:name="T39" style:family="text">
      <style:text-properties officeooo:rsid="0023b7d1"/>
    </style:style>
    <style:style style:name="T40" style:family="text">
      <style:text-properties officeooo:rsid="0025c535"/>
    </style:style>
    <style:style style:name="T41" style:family="text">
      <style:text-properties officeooo:rsid="00279f7b"/>
    </style:style>
    <style:style style:name="T42" style:family="text">
      <style:text-properties officeooo:rsid="002a245d"/>
    </style:style>
    <style:style style:name="T43" style:family="text">
      <style:text-properties officeooo:rsid="002a36b1"/>
    </style:style>
    <style:style style:name="T44" style:family="text">
      <style:text-properties officeooo:rsid="002a997d"/>
    </style:style>
    <style:style style:name="T45" style:family="text">
      <style:text-properties officeooo:rsid="002be43f"/>
    </style:style>
    <style:style style:name="T46" style:family="text">
      <style:text-properties officeooo:rsid="002cfbee"/>
    </style:style>
    <style:style style:name="T47" style:family="text">
      <style:text-properties officeooo:rsid="00312507"/>
    </style:style>
    <style:style style:name="T48" style:family="text">
      <style:text-properties officeooo:rsid="0031a6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ve vs. Dynamic Visualization</text:p>
      <text:p text:style-name="P1"/>
      <text:p text:style-name="P3"><text:span text:style-name="T1"><text:tab/>While “interactive data visualization” is a popular term, </text:span><text:span text:style-name="T3">there seems to be little consensus as to what </text:span><text:span text:style-name="T4">the titular</text:span><text:span text:style-name="T3"> “interactivity” means</text:span><text:span text:style-name="T1">. For example, the R Graph Gallery </text:span><text:span text:style-name="T2">page on Interactive charts (https://r-graph-gallery.com/interactive-charts.html)</text:span><text:span text:style-name="T1"> features several </text:span><text:span text:style-name="T3">plots</text:span><text:span text:style-name="T1"> which </text:span><text:span text:style-name="T2">allow for the following </text:span><text:span text:style-name="T3">user interactions</text:span><text:span text:style-name="T2">: zooming, panning, hovering, 3D rotation, </text:span><text:span text:style-name="T3">and node repositioning in a network graph</text:span><text:span text:style-name="T2">. </text:span><text:span text:style-name="T4">Importantly, in all of the examples above, </text:span><text:span text:style-name="T14">the interaction and its results take place within the same plot. </text:span><text:span text:style-name="T16">In contrast, the plotly Dash documentation page on Interactive Visualizations (</text:span><text:a xlink:type="simple" xlink:href="https://dash.plotly.com/interactive-graphing" text:style-name="Internet_20_link" text:visited-style-name="Visited_20_Internet_20_Link"><text:span text:style-name="T16">https://dash.plotly.com/interactive-graphing</text:span></text:a><text:span text:style-name="T16">) features examples of linked hovering and cross-filtering, where the </text:span><text:span text:style-name="T14">user’s interaction with</text:span><text:span text:style-name="T15">in</text:span><text:span text:style-name="T14"> one plot propagates into another plot</text:span><text:span text:style-name="T16"> (e.g. selecting </text:span><text:span text:style-name="T18">few </text:span><text:span text:style-name="T16">points </text:span><text:span text:style-name="T18">within</text:span><text:span text:style-name="T16"> </text:span><text:span text:style-name="T18">a scatterplot highlights the same data rows in another</text:span><text:span text:style-name="T16">). </text:span><text:span text:style-name="T17">These </text:span><text:span text:style-name="T21">two </text:span><text:span text:style-name="T24">sets of</text:span><text:span text:style-name="T21"> examples represent</text:span><text:span text:style-name="T17"> fundamentally different </text:span><text:span text:style-name="T24">types of</text:span><text:span text:style-name="T17"> interactivity. </text:span><text:span text:style-name="T18">The f</text:span><text:span text:style-name="T21">irst</text:span><text:span text:style-name="T18"> – interaction within a single isolated plot – requires only access to the data and manipulation of either the graphical attributes of the plot or </text:span><text:span text:style-name="T19">the</text:span><text:span text:style-name="T18"> scales/coordinate system. The </text:span><text:span text:style-name="T21">second</text:span><text:span text:style-name="T18"> – interaction </text:span><text:span text:style-name="T20">which</text:span><text:span text:style-name="T18"> propagates between plots – requires an </text:span><text:span text:style-name="T19">additional data structure that </text:span><text:span text:style-name="T25">keeps track of</text:span><text:span text:style-name="T19"> which rows are currently selected. </text:span><text:span text:style-name="T26">Furthemore, </text:span><text:span text:style-name="T28">when</text:span><text:span text:style-name="T26"> there isn’t a one-to-one relationship between the rows of the data and </text:span><text:span text:style-name="T27">their graphical representation shown on screen – </text:span><text:span text:style-name="T30">when, for example,</text:span><text:span text:style-name="T27"> </text:span><text:span text:style-name="T29">the height of a bar in a barplot represents a number of cases with the identical x-value – then whatever statistical transformation underlies the graphical representation </text:span><text:span text:style-name="T30">also</text:span><text:span text:style-name="T29"> needs to be recomputed every time new rows of data are selected. <text:s/></text:span></text:p>
      <text:p text:style-name="P14"/>
      <text:p text:style-name="P3"><text:span text:style-name="T19"><text:tab/></text:span><text:span text:style-name="T21">I propose three-tiered system </text:span><text:span text:style-name="T22">to classify interactiv</text:span><text:span text:style-name="T23">e visualizations based on complexity</text:span><text:span text:style-name="T22">: dynamic visualizations, interactive visualizations, and truly interactive/communicating visualizations. </text:span><text:span text:style-name="T24">Firstly, dynamic visualizations </text:span><text:span text:style-name="T22"><text:s/></text:span><text:span text:style-name="T21"><text:s/></text:span><text:span text:style-name="T19"><text:s/></text:span>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88158847040">
          <table:table-cell table:style-name="Table1.A1" office:value-type="string">
            <text:p text:style-name="P7">Visualization type</text:p>
          </table:table-cell>
          <table:table-cell table:style-name="Table1.A1" office:value-type="string">
            <text:p text:style-name="P7"><text:span text:style-name="T10">Typical a</text:span>ctions</text:p>
          </table:table-cell>
          <table:table-cell table:style-name="Table1.A1" office:value-type="string">
            <text:p text:style-name="P8">Frequency of statistical transformations</text:p>
          </table:table-cell>
          <table:table-cell table:style-name="Table1.A1" office:value-type="string">
            <text:p text:style-name="P7">Complexity</text:p>
          </table:table-cell>
        </table:table-row>
        <table:table-row table:style-name="TableLine93888160019296">
          <table:table-cell table:style-name="Table1.A1" office:value-type="string">
            <text:p text:style-name="P5">Truly interactive/</text:p>
            <text:p text:style-name="P5">Communicating</text:p>
          </table:table-cell>
          <table:table-cell table:style-name="Table1.A1" office:value-type="string">
            <text:p text:style-name="P9"><text:span text:style-name="T10">Cross-filtering, </text:span><text:span text:style-name="T31">brushing, and linking</text:span><text:span text:style-name="T10"> between </text:span><text:span text:style-name="T13">multiple</text:span><text:span text:style-name="T10"> plots </text:span><text:span text:style-name="T32">with graphical objects that </text:span><text:span text:style-name="T11">may not be one-to-one representations of the data</text:span></text:p>
          </table:table-cell>
          <table:table-cell table:style-name="Table1.A1" office:value-type="string">
            <text:p text:style-name="P13"><text:span text:style-name="T42">Often</text:span><text:span text:style-name="T41">: e</text:span><text:span text:style-name="T40">very time new case is selected</text:span></text:p>
          </table:table-cell>
          <table:table-cell table:style-name="Table1.A1" office:value-type="string">
            <text:p text:style-name="P6"><text:span text:style-name="T9">High: requires internal representation </text:span><text:span text:style-name="T33">of </text:span><text:span text:style-name="T12">which</text:span><text:span text:style-name="T33"> </text:span><text:span text:style-name="T37">data</text:span><text:span text:style-name="T33"> rows are selected</text:span><text:span text:style-name="T10"> and </text:span><text:span text:style-name="T12">how</text:span><text:span text:style-name="T33"> this propagates into </text:span><text:span text:style-name="T35">the</text:span><text:span text:style-name="T10"> statistical transformations </text:span><text:span text:style-name="T39">behind graphical representations shown on screen</text:span></text:p>
          </table:table-cell>
        </table:table-row>
        <table:table-row table:style-name="TableLine93888160020592">
          <table:table-cell table:style-name="Table1.A1" office:value-type="string">
            <text:p text:style-name="P4"><text:span text:style-name="T44">Embarassingly </text:span><text:span text:style-name="T45">i</text:span>nteractive</text:p>
          </table:table-cell>
          <table:table-cell table:style-name="Table1.A1" office:value-type="string">
            <text:p text:style-name="P10"><text:span text:style-name="T13">Cross-filtering, </text:span><text:span text:style-name="T31">brushing, and linking</text:span><text:span text:style-name="T13"> between </text:span><text:span text:style-name="T33">multiple</text:span><text:span text:style-name="T13"> plots that show</text:span><text:span text:style-name="T11"> one-to-one representations of the data only </text:span></text:p>
          </table:table-cell>
          <table:table-cell table:style-name="Table1.A1" office:value-type="string">
            <text:p text:style-name="P12">Never: every case has its own graphical representation</text:p>
          </table:table-cell>
          <table:table-cell table:style-name="Table1.A1" office:value-type="string">
            <text:p text:style-name="P10"><text:span text:style-name="T13">Intermediate: requires internal representation of </text:span><text:span text:style-name="T12">which</text:span><text:span text:style-name="T33"> </text:span><text:span text:style-name="T38">data</text:span><text:span text:style-name="T13"> rows are selected</text:span></text:p>
          </table:table-cell>
        </table:table-row>
        <table:table-row table:style-name="TableLine93888160047024">
          <table:table-cell table:style-name="Table1.A1" office:value-type="string">
            <text:p text:style-name="P4">Dynamic</text:p>
          </table:table-cell>
          <table:table-cell table:style-name="Table1.A1" office:value-type="string">
            <text:p text:style-name="P10"><text:span text:style-name="T13">Zooming, panning, </text:span><text:span text:style-name="T35">hovering, selecting points within a single plot</text:span></text:p>
          </table:table-cell>
          <table:table-cell table:style-name="Table1.A1" office:value-type="string">
            <text:p text:style-name="P13"><text:span text:style-name="T40">Once: statistical transformations are computed </text:span><text:span text:style-name="T43">only</text:span><text:span text:style-name="T40"> once </text:span><text:span text:style-name="T43">when the plot is initialized</text:span></text:p>
          </table:table-cell>
          <table:table-cell table:style-name="Table1.A1" office:value-type="string">
            <text:p text:style-name="P11"><text:span text:style-name="T33">Low: requires </text:span><text:span text:style-name="T36">only access to the data and</text:span><text:span text:style-name="T34"> manipulation of graphical attributes and scales/coordinate system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p text:style-name="P1">Principles</text:p>
      <text:p text:style-name="P2"/>
      <text:p text:style-name="P1">See Everything Everywhere All <text:span text:style-name="T8">A</text:span>t Once</text:p>
      <text:p text:style-name="P2">- <text:span text:style-name="T47">If </text:span><text:span text:style-name="T48">the result of an interaction isn’t immediately visible, the user might as well go and produce a series of static plots instead </text:span></text:p>
      <text:p text:style-name="P1"/>
      <text:p text:style-name="P1">Minimize Unintended <text:span text:style-name="T8">Changes </text:span><text:span text:style-name="T47">to the Visual Scene</text:span></text:p>
      <text:p text:style-name="P1">- <text:span text:style-name="T7">Unintended interactivity (e.g. a query tooltip that’s always active) creates visual clutter</text:span></text:p>
      <text:p text:style-name="P2">- <text:span text:style-name="T46">All interaction should happen with purpose and without stealing the spotlight from the data</text:span></text:p>
      <text:p text:style-name="P2"/>
      <text:p text:style-name="P2"/>
      <text:p text:style-name="P2"/>
      <text:p text:style-name="P16"><text:span text:style-name="T5">I was gonna ask you at the dinner but then I forgot. I’m working on the interactive plots for my master’s &amp; one thing I’m looking for is feedback, so I </text:span><text:span text:style-name="T6">had an idea</text:span><text:span text:style-name="T5"> – would you be willing to take it out for a spin with your data, once </text:span><text:span text:style-name="T6">I’ve got something that you can easily install ready? </text:span><text:span text:style-name="T5"><text:s/></text:span></text:p>
      <text:p text:style-name="P16"><text:span text:style-name="T5"/></text:p>
      <text:p text:style-name="P17">Palettes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1:21:38.262430450</meta:creation-date>
    <meta:generator>LibreOffice/6.4.7.2$Linux_X86_64 LibreOffice_project/40$Build-2</meta:generator>
    <dc:date>2022-06-22T12:38:27.764487832</dc:date>
    <meta:editing-duration>PT1H58M15S</meta:editing-duration>
    <meta:editing-cycles>38</meta:editing-cycles>
    <meta:document-statistic meta:table-count="1" meta:image-count="0" meta:object-count="0" meta:page-count="2" meta:paragraph-count="28" meta:word-count="521" meta:character-count="3670" meta:non-whitespace-character-count="3158"/>
  </office:meta>
</office:document-meta>
</file>